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2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8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2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0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3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6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3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4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4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4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4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8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4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5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2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5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4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5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0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6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6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8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6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0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7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6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7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8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4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8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6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8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2" style:parent-style-name="DefaultParagraphFont" style:family="text">
      <style:text-properties style:font-name="Consolas" style:font-name-complex="Consolas" fo:color="#FF0000" fo:font-size="9.5pt" style:font-size-asian="9.5pt" style:font-size-complex="9.5pt"/>
    </style:style>
    <style:style style:name="T9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9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0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0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3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0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105" style:parent-style-name="Normal" style:family="paragraph">
      <style:text-properties style:font-name="Consolas" style:font-name-complex="Consolas" fo:color="#0000FF" fo:font-size="9.5pt" style:font-size-asian="9.5pt" style:font-size-complex="9.5pt"/>
    </style:style>
    <style:style style:name="P10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10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0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1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16" style:parent-style-name="DefaultParagraphFont" style:family="text">
      <style:text-properties style:font-name="Consolas" style:font-name-complex="Consolas" fo:color="#693699" fo:font-size="9.5pt" style:font-size-asian="9.5pt" style:font-size-complex="9.5pt"/>
    </style:style>
    <style:style style:name="T1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1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1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style="italic" style:font-style-asian="italic" style:font-style-complex="italic" fo:color="#2B91AF" fo:font-size="9.5pt" style:font-size-asian="9.5pt" style:font-size-complex="9.5pt" fo:hyphenate="true"/>
    </style:style>
    <style:style style:name="P12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2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26" style:parent-style-name="DefaultParagraphFont" style:family="text">
      <style:text-properties style:font-name="Consolas" style:font-name-complex="Consolas" fo:color="#693699" fo:font-size="9.5pt" style:font-size-asian="9.5pt" style:font-size-complex="9.5pt"/>
    </style:style>
    <style:style style:name="P12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30" style:parent-style-name="DefaultParagraphFont" style:family="text">
      <style:text-properties style:font-name="Consolas" style:font-name-complex="Consolas" fo:color="#693699" fo:font-size="9.5pt" style:font-size-asian="9.5pt" style:font-size-complex="9.5pt"/>
    </style:style>
    <style:style style:name="P13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3" style:parent-style-name="DefaultParagraphFont" style:family="text">
      <style:text-properties style:font-name="Consolas" style:font-name-complex="Consolas" fo:font-style="italic" style:font-style-asian="italic" style:font-style-complex="italic" fo:color="#000000" fo:font-size="9.5pt" style:font-size-asian="9.5pt" style:font-size-complex="9.5pt"/>
    </style:style>
    <style:style style:name="T1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5" style:parent-style-name="DefaultParagraphFont" style:family="text">
      <style:text-properties style:font-name="Consolas" style:font-name-complex="Consolas" fo:font-style="italic" style:font-style-asian="italic" style:font-style-complex="italic" fo:color="#000000" fo:font-size="9.5pt" style:font-size-asian="9.5pt" style:font-size-complex="9.5pt"/>
    </style:style>
    <style:style style:name="T1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3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39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1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4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46" style:parent-style-name="DefaultParagraphFont" style:family="text">
      <style:text-properties style:font-name="Consolas" style:font-name-complex="Consolas" fo:color="#693699" fo:font-size="9.5pt" style:font-size-asian="9.5pt" style:font-size-complex="9.5pt"/>
    </style:style>
    <style:style style:name="P147" style:parent-style-name="Normal" style:family="paragraph">
      <style:text-properties fo:language="en" fo:country="US"/>
    </style:style>
    <style:style style:name="P148" style:parent-style-name="Normal" style:family="paragraph">
      <style:text-properties fo:language="en" fo:country="US"/>
    </style:style>
    <style:style style:name="P14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5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5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5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5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6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6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66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P16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6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7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7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7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7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7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1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8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8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8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9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9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19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9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1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98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1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0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20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20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0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0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0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0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20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1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15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2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1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21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21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220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221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22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223" style:parent-style-name="Normal" style:family="paragraph">
      <style:text-properties fo:language="en" fo:country="US"/>
    </style:style>
    <style:style style:name="P22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2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2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2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2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3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3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3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3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3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3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3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24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6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P24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24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5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5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6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26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6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6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6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6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27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7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7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27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79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2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8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8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8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8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8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9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9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93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29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9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9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9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29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9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0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0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0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0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0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0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0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0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1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1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1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1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31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31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31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2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2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T3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24" style:parent-style-name="Normal" style:family="paragraph">
      <style:text-properties fo:language="en" fo:country="US"/>
    </style:style>
    <style:style style:name="P325" style:parent-style-name="Normal" style:family="paragraph">
      <style:text-properties fo:language="en" fo:country="US"/>
    </style:style>
    <style:style style:name="P32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32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32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2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3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3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3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3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3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3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3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3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4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4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4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4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4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4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4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5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5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5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5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5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5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35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5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6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62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P36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36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6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6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6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6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7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7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7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7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7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7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37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7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8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38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38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8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8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8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9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39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39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39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39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39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39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39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9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9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0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0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0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0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0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0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0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0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0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0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1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1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1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1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1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1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2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2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2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2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2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2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2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2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2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3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3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3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3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3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3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3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3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4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4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4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4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4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4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44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44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4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5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5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5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5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5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5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5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5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6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6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6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6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6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6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6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6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7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7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7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7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7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7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8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83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P48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8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8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8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9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9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9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49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9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9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9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9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49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0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0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0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0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0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0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0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0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51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51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1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1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1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1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1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1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1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1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2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2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52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52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52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52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52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52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52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52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53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style:font-weight-complex="bold" fo:color="#000000" fo:font-size="9.5pt" style:font-size-asian="9.5pt" style:font-size-complex="9.5pt" style:text-underline-type="single" style:text-underline-style="solid" style:text-underline-width="auto" style:text-underline-mode="continuous" fo:hyphenate="true"/>
    </style:style>
    <style:style style:name="P53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style:font-weight-complex="bold" fo:color="#000000" fo:font-size="9.5pt" style:font-size-asian="9.5pt" style:font-size-complex="9.5pt" style:text-underline-type="single" style:text-underline-style="solid" style:text-underline-width="auto" style:text-underline-mode="continuous" fo:hyphenate="true"/>
    </style:style>
    <style:style style:name="P53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style:font-weight-complex="bold" fo:color="#000000" fo:font-size="9.5pt" style:font-size-asian="9.5pt" style:font-size-complex="9.5pt" style:text-underline-type="single" style:text-underline-style="solid" style:text-underline-width="auto" style:text-underline-mode="continuous" fo:hyphenate="true"/>
    </style:style>
    <style:style style:name="P53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3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3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3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3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4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4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4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4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4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4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4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4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5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5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5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5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5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5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5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55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5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6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6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56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6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6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6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68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P56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57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7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7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7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7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7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7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78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57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8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58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58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58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8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8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8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87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5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8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9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9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9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59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9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9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9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9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0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60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60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60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0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0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0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0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61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1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1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61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61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1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2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2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2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2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2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62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62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62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63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63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63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style:font-weight-complex="bold" fo:color="#000000" fo:font-size="9.5pt" style:font-size-asian="9.5pt" style:font-size-complex="9.5pt" style:text-underline-type="single" style:text-underline-style="solid" style:text-underline-width="auto" style:text-underline-mode="continuous" fo:hyphenate="true"/>
    </style:style>
    <style:style style:name="P63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style:font-weight-complex="bold" fo:color="#000000" fo:font-size="9.5pt" style:font-size-asian="9.5pt" style:font-size-complex="9.5pt" style:text-underline-type="single" style:text-underline-style="solid" style:text-underline-width="auto" style:text-underline-mode="continuous" fo:hyphenate="true"/>
    </style:style>
    <style:style style:name="P63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style:font-weight-complex="bold" fo:color="#000000" fo:font-size="9.5pt" style:font-size-asian="9.5pt" style:font-size-complex="9.5pt" style:text-underline-type="single" style:text-underline-style="solid" style:text-underline-width="auto" style:text-underline-mode="continuous" fo:hyphenate="true"/>
    </style:style>
    <style:style style:name="P63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style:font-weight-complex="bold" fo:color="#000000" fo:font-size="9.5pt" style:font-size-asian="9.5pt" style:font-size-complex="9.5pt" style:text-underline-type="single" style:text-underline-style="solid" style:text-underline-width="auto" style:text-underline-mode="continuous" fo:hyphenate="true"/>
    </style:style>
    <style:style style:name="P63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style:font-weight-complex="bold" fo:color="#000000" fo:font-size="9.5pt" style:font-size-asian="9.5pt" style:font-size-complex="9.5pt" style:text-underline-type="single" style:text-underline-style="solid" style:text-underline-width="auto" style:text-underline-mode="continuous" fo:hyphenate="true"/>
    </style:style>
    <style:style style:name="P63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style:font-weight-complex="bold" fo:color="#000000" fo:font-size="9.5pt" style:font-size-asian="9.5pt" style:font-size-complex="9.5pt" style:text-underline-type="single" style:text-underline-style="solid" style:text-underline-width="auto" style:text-underline-mode="continuous" fo:hyphenate="true"/>
    </style:style>
    <style:style style:name="P63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3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4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4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4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4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4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4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4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5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5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5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5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5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5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65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5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6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66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6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6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6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6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6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67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P66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66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71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7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7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7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7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7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7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81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68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8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68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68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68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68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68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8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9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9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9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69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9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9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69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69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69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9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0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0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0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70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0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0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0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0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70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70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71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71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style:font-weight-complex="bold" fo:color="#000000" fo:font-size="9.5pt" style:font-size-asian="9.5pt" style:font-size-complex="9.5pt" style:text-underline-type="single" style:text-underline-style="solid" style:text-underline-width="auto" style:text-underline-mode="continuous" fo:hyphenate="true"/>
    </style:style>
    <style:style style:name="P71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style:font-weight-complex="bold" fo:color="#000000" fo:font-size="9.5pt" style:font-size-asian="9.5pt" style:font-size-complex="9.5pt" style:text-underline-type="single" style:text-underline-style="solid" style:text-underline-width="auto" style:text-underline-mode="continuous" fo:hyphenate="true"/>
    </style:style>
    <style:style style:name="P71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style:font-weight-complex="bold" fo:color="#000000" fo:font-size="9.5pt" style:font-size-asian="9.5pt" style:font-size-complex="9.5pt" style:text-underline-type="single" style:text-underline-style="solid" style:text-underline-width="auto" style:text-underline-mode="continuous" fo:hyphenate="true"/>
    </style:style>
    <style:style style:name="P71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style:font-weight-complex="bold" fo:color="#000000" fo:font-size="9.5pt" style:font-size-asian="9.5pt" style:font-size-complex="9.5pt" style:text-underline-type="single" style:text-underline-style="solid" style:text-underline-width="auto" style:text-underline-mode="continuous" fo:hyphenate="true"/>
    </style:style>
    <style:style style:name="P71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1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1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1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2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2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2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2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2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2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2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72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2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3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3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73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3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34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3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3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38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P73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74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4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4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4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4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4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4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4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4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5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5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52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75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5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5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56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5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58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60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6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76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6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65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76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76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6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6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7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7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7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7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7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77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7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77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77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78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8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8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P78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78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78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style:font-weight-complex="bold" fo:color="#000000" fo:font-size="9.5pt" style:font-size-asian="9.5pt" style:font-size-complex="9.5pt" style:text-underline-type="single" style:text-underline-style="solid" style:text-underline-width="auto" style:text-underline-mode="continuous" fo:hyphenate="true"/>
    </style:style>
    <style:style style:name="P78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style:font-weight-complex="bold" fo:color="#000000" fo:font-size="9.5pt" style:font-size-asian="9.5pt" style:font-size-complex="9.5pt" style:text-underline-type="single" style:text-underline-style="solid" style:text-underline-width="auto" style:text-underline-mode="continuous" fo:hyphenate="true"/>
    </style:style>
    <style:style style:name="P78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weight="bold" style:font-weight-asian="bold" style:font-weight-complex="bold" fo:color="#000000" fo:font-size="9.5pt" style:font-size-asian="9.5pt" style:font-size-complex="9.5pt" style:text-underline-type="single" style:text-underline-style="solid" style:text-underline-width="auto" style:text-underline-mode="continuous" fo:hyphenate="true"/>
    </style:style>
    <style:style style:name="P78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9.5pt" style:font-size-asian="9.5pt" style:font-size-complex="9.5pt" fo:hyphenate="true"/>
    </style:style>
    <style:style style:name="P78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790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791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792" style:parent-style-name="Normal" style:family="paragraph">
      <style:text-properties fo:language="en" fo:country="US"/>
    </style:style>
    <style:style style:name="P793" style:parent-style-name="Normal" style:family="paragraph">
      <style:text-properties fo:language="en" fo:country="US"/>
    </style:style>
    <style:style style:name="P794" style:parent-style-name="Normal" style:family="paragraph">
      <style:text-properties fo:language="en" fo:country="US"/>
    </style:style>
    <style:style style:name="P795" style:parent-style-name="Normal" style:family="paragraph">
      <style:text-properties fo:language="en" fo:country="US"/>
    </style:style>
    <style:style style:name="P796" style:parent-style-name="Normal" style:family="paragraph">
      <style:text-properties fo:language="en" fo:country="US"/>
    </style:style>
  </office:automatic-styles>
  <office:body>
    <office:text text:use-soft-page-breaks="true">
      <text:p text:style-name="P1">Create a solution (nunit project or unit test project)</text:p>
      <text:p text:style-name="P2">NugetPackage</text:p>
      <text:p text:style-name="P3">Specflow</text:p>
      <text:p text:style-name="P4">Specflow.nunit</text:p>
      <text:p text:style-name="P5">Specflow.tools.msbuildgeneration</text:p>
      <text:p text:style-name="P6">Selenium.webdriver</text:p>
      <text:p text:style-name="P7">Selenium.support</text:p>
      <text:p text:style-name="P8">Selenium.webdriver.chrome</text:p>
      <text:p text:style-name="P9">Donetseleniumextras.pageobjects</text:p>
      <text:p text:style-name="P10"/>
      <text:p text:style-name="P11">Add Reference</text:p>
      <text:p text:style-name="P12">System.configuration</text:p>
      <text:p text:style-name="P13"/>
      <text:p text:style-name="P14">Folder Structure</text:p>
      <text:p text:style-name="P15">Pages- basepage, pagefactory, homepage…</text:p>
      <text:p text:style-name="P16">Core ui- browserfactory, webdriversupport</text:p>
      <text:p text:style-name="P17">Common- appconfigmanger</text:p>
      <text:p text:style-name="P18">DataEntities- accountdetails</text:p>
      <text:p text:style-name="P19">Extension- webelementextension</text:p>
      <text:p text:style-name="P20">Scenarios</text:p>
      <text:p text:style-name="P21">Steps</text:p>
      <text:p text:style-name="P22">Hooks</text:p>
      <text:p text:style-name="P23">App.config</text:p>
      <text:p text:style-name="P24"/>
      <text:p text:style-name="P25">App.config</text:p>
      <text:p text:style-name="P26"><text:span text:style-name="T27">&lt;?</text:span><text:span text:style-name="T28">xml</text:span><text:span text:style-name="T29"><text:s/></text:span><text:span text:style-name="T30">version</text:span><text:span text:style-name="T31">=</text:span><text:span text:style-name="T32">"</text:span><text:span text:style-name="T33">1.0</text:span><text:span text:style-name="T34">"</text:span><text:span text:style-name="T35"><text:s/></text:span><text:span text:style-name="T36">encoding</text:span><text:span text:style-name="T37">=</text:span><text:span text:style-name="T38">"</text:span><text:span text:style-name="T39">utf-8</text:span><text:span text:style-name="T40">"</text:span><text:span text:style-name="T41"><text:s/>?&gt;</text:span></text:p>
      <text:p text:style-name="P42"><text:span text:style-name="T43">&lt;</text:span><text:span text:style-name="T44">configuration</text:span><text:span text:style-name="T45">&gt;</text:span></text:p>
      <text:p text:style-name="P46"><text:span text:style-name="T47"><text:s text:c="2"/>&lt;</text:span><text:span text:style-name="T48">appSettings</text:span><text:span text:style-name="T49">&gt;</text:span></text:p>
      <text:p text:style-name="P50"><text:span text:style-name="T51"><text:s text:c="4"/>&lt;</text:span><text:span text:style-name="T52">add</text:span><text:span text:style-name="T53"><text:s/></text:span><text:span text:style-name="T54">key</text:span><text:span text:style-name="T55">=</text:span><text:span text:style-name="T56">"</text:span><text:span text:style-name="T57">BaseUrl</text:span><text:span text:style-name="T58">"</text:span><text:span text:style-name="T59"><text:s/></text:span><text:span text:style-name="T60">value</text:span><text:span text:style-name="T61">=</text:span><text:span text:style-name="T62">"</text:span><text:span text:style-name="T63">https://hugweb-g2irenewals-test.azurewebsites.net/quote/CarG2I</text:span><text:span text:style-name="T64">"</text:span><text:span text:style-name="T65">/&gt;</text:span></text:p>
      <text:p text:style-name="P66"><text:span text:style-name="T67"><text:s text:c="4"/>&lt;</text:span><text:span text:style-name="T68">add</text:span><text:span text:style-name="T69"><text:s/></text:span><text:span text:style-name="T70">key</text:span><text:span text:style-name="T71">=</text:span><text:span text:style-name="T72">"</text:span><text:span text:style-name="T73">ImplictWaitTime</text:span><text:span text:style-name="T74">"</text:span><text:span text:style-name="T75"><text:s/></text:span><text:span text:style-name="T76">value</text:span><text:span text:style-name="T77">=</text:span><text:span text:style-name="T78">"</text:span><text:span text:style-name="T79">60</text:span><text:span text:style-name="T80">"</text:span><text:span text:style-name="T81">/&gt;</text:span></text:p>
      <text:p text:style-name="P82"><text:span text:style-name="T83"><text:s text:c="4"/>&lt;</text:span><text:span text:style-name="T84">add</text:span><text:span text:style-name="T85"><text:s/></text:span><text:span text:style-name="T86">key</text:span><text:span text:style-name="T87">=</text:span><text:span text:style-name="T88">"</text:span><text:span text:style-name="T89">Browser</text:span><text:span text:style-name="T90">"</text:span><text:span text:style-name="T91"><text:s/></text:span><text:span text:style-name="T92">value</text:span><text:span text:style-name="T93">=</text:span><text:span text:style-name="T94">"</text:span><text:span text:style-name="T95">Chrome</text:span><text:span text:style-name="T96">"</text:span><text:span text:style-name="T97">/&gt;</text:span></text:p>
      <text:p text:style-name="P98"><text:span text:style-name="T99"><text:s text:c="2"/>&lt;/</text:span><text:span text:style-name="T100">appSettings</text:span><text:span text:style-name="T101">&gt;</text:span></text:p>
      <text:p text:style-name="Normal"><text:span text:style-name="T102">&lt;/</text:span><text:span text:style-name="T103">configuration</text:span><text:span text:style-name="T104">&gt;</text:span></text:p>
      <text:p text:style-name="P105"/>
      <text:soft-page-break/>
      <text:p text:style-name="P106">Features</text:p>
      <text:p text:style-name="P107"><text:span text:style-name="T108">Feature</text:span><text:span text:style-name="T109">: Signup</text:span></text:p>
      <text:p text:style-name="P110"><text:span text:style-name="T111">Background</text:span><text:span text:style-name="T112">:<text:s/></text:span></text:p>
      <text:p text:style-name="P113"><text:span text:style-name="T114"><text:tab/></text:span><text:span text:style-name="T115">Given<text:s/></text:span><text:span text:style-name="T116">Iam on the landing page</text:span><text:span text:style-name="T117"><text:s/></text:span></text:p>
      <text:p text:style-name="P118"/>
      <text:p text:style-name="P119">@mytag</text:p>
      <text:p text:style-name="P120"><text:span text:style-name="T121">Scenario</text:span><text:span text:style-name="T122">: New user registration</text:span></text:p>
      <text:p text:style-name="P123"><text:span text:style-name="T124"><text:tab/></text:span><text:span text:style-name="T125">And<text:s/></text:span><text:span text:style-name="T126">I navigate into signup page</text:span></text:p>
      <text:p text:style-name="P127"><text:span text:style-name="T128"><text:tab/></text:span><text:span text:style-name="T129">When<text:s/></text:span><text:span text:style-name="T130">I create a new account</text:span></text:p>
      <text:p text:style-name="P131"><text:span text:style-name="T132"><text:tab/>|</text:span><text:span text:style-name="T133"><text:s/>Title<text:s/></text:span><text:span text:style-name="T134">|</text:span><text:span text:style-name="T135"><text:s/>Name<text:s/></text:span><text:span text:style-name="T136">|</text:span></text:p>
      <text:p text:style-name="P137"><text:span text:style-name="T138"><text:tab/>|</text:span><text:span text:style-name="T139"><text:s/>Mr <text:s text:c="3"/></text:span><text:span text:style-name="T140">|</text:span><text:span text:style-name="T141"><text:s/>Test<text:s/></text:span><text:span text:style-name="T142">|</text:span></text:p>
      <text:p text:style-name="P143"><text:span text:style-name="T144"><text:tab/></text:span><text:span text:style-name="T145">Then<text:s/></text:span><text:span text:style-name="T146">I am logged into my account</text:span></text:p>
      <text:p text:style-name="P147"/>
      <text:p text:style-name="P148">Common- AppConfigManager</text:p>
      <text:p text:style-name="P149"><text:span text:style-name="T150">using</text:span><text:span text:style-name="T151"><text:s/>System;</text:span></text:p>
      <text:p text:style-name="P152"><text:span text:style-name="T153">using</text:span><text:span text:style-name="T154"><text:s/>System.Configuration;</text:span></text:p>
      <text:p text:style-name="P155"/>
      <text:p text:style-name="P156"><text:span text:style-name="T157">namespace</text:span><text:span text:style-name="T158"><text:s/>UnitTestProject18.Common</text:span></text:p>
      <text:p text:style-name="P159">{</text:p>
      <text:p text:style-name="P160"><text:span text:style-name="T161"><text:s text:c="4"/></text:span><text:span text:style-name="T162">public</text:span><text:span text:style-name="T163"><text:s/></text:span><text:span text:style-name="T164">class</text:span><text:span text:style-name="T165"><text:s/></text:span><text:span text:style-name="T166">AppConfigManager</text:span></text:p>
      <text:p text:style-name="P167"><text:s text:c="4"/>{</text:p>
      <text:p text:style-name="P168"><text:span text:style-name="T169"><text:s text:c="8"/></text:span><text:span text:style-name="T170">public</text:span><text:span text:style-name="T171"><text:s/></text:span><text:span text:style-name="T172">static</text:span><text:span text:style-name="T173"><text:s/></text:span><text:span text:style-name="T174">string</text:span><text:span text:style-name="T175"><text:s/>GetBaseUrl()</text:span></text:p>
      <text:p text:style-name="P176"><text:s text:c="8"/>{</text:p>
      <text:p text:style-name="P177"><text:span text:style-name="T178"><text:s text:c="12"/></text:span><text:span text:style-name="T179">return</text:span><text:span text:style-name="T180"><text:s/>ConfigurationManager.AppSettings[</text:span><text:span text:style-name="T181">"BaseUrl"</text:span><text:span text:style-name="T182">];</text:span></text:p>
      <text:p text:style-name="P183"><text:s text:c="8"/>}</text:p>
      <text:p text:style-name="P184"/>
      <text:p text:style-name="P185"><text:span text:style-name="T186"><text:s text:c="8"/></text:span><text:span text:style-name="T187">public</text:span><text:span text:style-name="T188"><text:s/></text:span><text:span text:style-name="T189">static</text:span><text:span text:style-name="T190"><text:s/></text:span><text:span text:style-name="T191">string</text:span><text:span text:style-name="T192"><text:s/>GetBrowser()</text:span></text:p>
      <text:p text:style-name="P193"><text:s text:c="8"/>{</text:p>
      <text:p text:style-name="P194"><text:span text:style-name="T195"><text:s text:c="12"/></text:span><text:span text:style-name="T196">return</text:span><text:span text:style-name="T197"><text:s/>ConfigurationManager.AppSettings[</text:span><text:span text:style-name="T198">"Browser"</text:span><text:span text:style-name="T199">];</text:span></text:p>
      <text:p text:style-name="P200"><text:s text:c="8"/>}</text:p>
      <text:p text:style-name="P201"/>
      <text:p text:style-name="P202"><text:span text:style-name="T203"><text:s text:c="8"/></text:span><text:span text:style-name="T204">public</text:span><text:span text:style-name="T205"><text:s/></text:span><text:span text:style-name="T206">static</text:span><text:span text:style-name="T207"><text:s/>TimeSpan GetImplicitWaitTime()</text:span></text:p>
      <text:p text:style-name="P208"><text:s text:c="8"/>{</text:p>
      <text:p text:style-name="P209"><text:span text:style-name="T210"><text:s text:c="12"/></text:span><text:span text:style-name="T211">return</text:span><text:span text:style-name="T212"><text:s/>TimeSpan.FromSeconds(</text:span><text:span text:style-name="T213">double</text:span><text:span text:style-name="T214">.Parse(ConfigurationManager.AppSettings[</text:span><text:span text:style-name="T215">"ImplictWaitTime"</text:span><text:span text:style-name="T216">]));</text:span></text:p>
      <text:p text:style-name="P217"><text:s text:c="8"/>}</text:p>
      <text:p text:style-name="P218"><text:s text:c="4"/>}</text:p>
      <text:p text:style-name="P219">}</text:p>
      <text:p text:style-name="P220"/>
      <text:p text:style-name="P221"/>
      <text:p text:style-name="P222">CoreUI- BrowserFactory</text:p>
      <text:p text:style-name="P223"/>
      <text:p text:style-name="P224"><text:span text:style-name="T225">using</text:span><text:span text:style-name="T226"><text:s/>OpenQA.Selenium;</text:span></text:p>
      <text:p text:style-name="P227"><text:span text:style-name="T228">using</text:span><text:span text:style-name="T229"><text:s/>OpenQA.Selenium.Chrome;</text:span></text:p>
      <text:p text:style-name="P230"><text:span text:style-name="T231">using</text:span><text:span text:style-name="T232"><text:s/>OpenQA.Selenium.Firefox;</text:span></text:p>
      <text:p text:style-name="P233"><text:span text:style-name="T234">using</text:span><text:span text:style-name="T235"><text:s/>UnitTestProject18.Common;</text:span></text:p>
      <text:p text:style-name="P236"><text:span text:style-name="T237">namespace</text:span><text:span text:style-name="T238"><text:s/>UnitTestProject18.Core</text:span></text:p>
      <text:p text:style-name="P239">{</text:p>
      <text:p text:style-name="P240"><text:span text:style-name="T241"><text:s text:c="3"/></text:span><text:span text:style-name="T242">public</text:span><text:span text:style-name="T243"><text:s/></text:span><text:span text:style-name="T244">class</text:span><text:span text:style-name="T245"><text:s/></text:span><text:span text:style-name="T246">BrowserFactory</text:span></text:p>
      <text:p text:style-name="P247"><text:s text:c="4"/>{</text:p>
      <text:p text:style-name="P248"><text:span text:style-name="T249"><text:s text:c="8"/></text:span><text:span text:style-name="T250">private</text:span><text:span text:style-name="T251"><text:s/></text:span><text:span text:style-name="T252">static</text:span><text:span text:style-name="T253"><text:s/>IWebDriver _driver;</text:span></text:p>
      <text:p text:style-name="P254"><text:span text:style-name="T255"><text:s text:c="8"/></text:span><text:span text:style-name="T256">private</text:span><text:span text:style-name="T257"><text:s/></text:span><text:span text:style-name="T258">static</text:span><text:span text:style-name="T259"><text:s/>TimeSpan _implictWait = AppConfigManager.GetImplicitWaitTime();</text:span></text:p>
      <text:p text:style-name="P260"/>
      <text:p text:style-name="P261"><text:span text:style-name="T262"><text:s text:c="8"/></text:span><text:span text:style-name="T263">public</text:span><text:span text:style-name="T264"><text:s/></text:span><text:span text:style-name="T265">static</text:span><text:span text:style-name="T266"><text:s/>IWebDriver IntializeDriver(</text:span><text:span text:style-name="T267">string</text:span><text:span text:style-name="T268"><text:s/>browser)</text:span></text:p>
      <text:p text:style-name="P269"><text:s text:c="8"/>{</text:p>
      <text:soft-page-break/>
      <text:p text:style-name="P270"><text:span text:style-name="T271"><text:s text:c="12"/></text:span><text:span text:style-name="T272">switch</text:span><text:span text:style-name="T273"><text:s/>(browser)</text:span></text:p>
      <text:p text:style-name="P274"><text:s text:c="12"/>{</text:p>
      <text:p text:style-name="P275"><text:span text:style-name="T276"><text:s text:c="16"/></text:span><text:span text:style-name="T277">case</text:span><text:span text:style-name="T278"><text:s/></text:span><text:span text:style-name="T279">"Chrome"</text:span><text:span text:style-name="T280">:</text:span></text:p>
      <text:p text:style-name="P281"><text:span text:style-name="T282"><text:s text:c="20"/>_driver =<text:s/></text:span><text:span text:style-name="T283">new</text:span><text:span text:style-name="T284"><text:s/>ChromeDriver();</text:span></text:p>
      <text:p text:style-name="P285"><text:span text:style-name="T286"><text:s text:c="20"/></text:span><text:span text:style-name="T287">break</text:span><text:span text:style-name="T288">;</text:span></text:p>
      <text:p text:style-name="P289"><text:span text:style-name="T290"><text:s text:c="16"/></text:span><text:span text:style-name="T291">case</text:span><text:span text:style-name="T292"><text:s/></text:span><text:span text:style-name="T293">"Firefox"</text:span><text:span text:style-name="T294">:</text:span></text:p>
      <text:p text:style-name="P295"><text:span text:style-name="T296"><text:s text:c="20"/>_driver =<text:s/></text:span><text:span text:style-name="T297">new</text:span><text:span text:style-name="T298"><text:s/>FirefoxDriver();</text:span></text:p>
      <text:p text:style-name="P299"><text:span text:style-name="T300"><text:s text:c="20"/></text:span><text:span text:style-name="T301">break</text:span><text:span text:style-name="T302">;</text:span></text:p>
      <text:p text:style-name="P303"><text:span text:style-name="T304"><text:s text:c="16"/></text:span><text:span text:style-name="T305">default</text:span><text:span text:style-name="T306">:</text:span></text:p>
      <text:p text:style-name="P307"><text:span text:style-name="T308"><text:s text:c="20"/>_driver =<text:s/></text:span><text:span text:style-name="T309">new</text:span><text:span text:style-name="T310"><text:s/>ChromeDriver();</text:span></text:p>
      <text:p text:style-name="P311"><text:span text:style-name="T312"><text:s text:c="20"/></text:span><text:span text:style-name="T313">break</text:span><text:span text:style-name="T314">;</text:span></text:p>
      <text:p text:style-name="P315"><text:s text:c="12"/>}</text:p>
      <text:p text:style-name="P316"><text:s text:c="12"/>_driver.Manage().Window.Maximize();</text:p>
      <text:p text:style-name="P317"><text:s text:c="12"/>_driver.Manage().Timeouts().ImplicitWait = _implictWait;</text:p>
      <text:p text:style-name="P318"><text:span text:style-name="T319"><text:s text:c="12"/></text:span><text:span text:style-name="T320">return</text:span><text:span text:style-name="T321"><text:s/>_driver;</text:span></text:p>
      <text:p text:style-name="P322"><text:s text:c="8"/>}</text:p>
      <text:p text:style-name="Normal"><text:span text:style-name="T323"><text:s text:c="4"/>}</text:span></text:p>
      <text:p text:style-name="P324"/>
      <text:p text:style-name="P325"/>
      <text:p text:style-name="P326">CoreUI-<text:s/>WebDriverSupport</text:p>
      <text:p text:style-name="P327"/>
      <text:p text:style-name="P328"><text:span text:style-name="T329">using</text:span><text:span text:style-name="T330"><text:s/>System;</text:span></text:p>
      <text:p text:style-name="P331"><text:span text:style-name="T332">using</text:span><text:span text:style-name="T333"><text:s/>System.Collections.Generic;</text:span></text:p>
      <text:p text:style-name="P334"><text:span text:style-name="T335">using</text:span><text:span text:style-name="T336"><text:s/>System.Linq;</text:span></text:p>
      <text:p text:style-name="P337"><text:span text:style-name="T338">using</text:span><text:span text:style-name="T339"><text:s/>System.Text;</text:span></text:p>
      <text:p text:style-name="P340"><text:span text:style-name="T341">using</text:span><text:span text:style-name="T342"><text:s/>System.Threading.Tasks;</text:span></text:p>
      <text:p text:style-name="P343"><text:span text:style-name="T344">using</text:span><text:span text:style-name="T345"><text:s/>OpenQA.Selenium;</text:span></text:p>
      <text:p text:style-name="P346"><text:span text:style-name="T347">using</text:span><text:span text:style-name="T348"><text:s/>OpenQA.Selenium.Support.UI;</text:span></text:p>
      <text:p text:style-name="P349"><text:span text:style-name="T350">using</text:span><text:span text:style-name="T351"><text:s/>UnitTestProject18.Common;</text:span></text:p>
      <text:p text:style-name="P352"><text:span text:style-name="T353">namespace</text:span><text:span text:style-name="T354"><text:s/>UnitTestProject18.Core</text:span></text:p>
      <text:p text:style-name="P355">{</text:p>
      <text:p text:style-name="P356"><text:span text:style-name="T357"><text:s text:c="3"/></text:span><text:span text:style-name="T358">public</text:span><text:span text:style-name="T359"><text:s/></text:span><text:span text:style-name="T360">class</text:span><text:span text:style-name="T361"><text:s/></text:span><text:span text:style-name="T362">WebDriverSupport</text:span></text:p>
      <text:p text:style-name="P363"><text:s text:c="4"/>{</text:p>
      <text:p text:style-name="P364"><text:span text:style-name="T365"><text:s text:c="8"/></text:span><text:span text:style-name="T366">public</text:span><text:span text:style-name="T367"><text:s/></text:span><text:span text:style-name="T368">static</text:span><text:span text:style-name="T369"><text:s/>IWebDriver _driver;</text:span></text:p>
      <text:p text:style-name="P370"><text:span text:style-name="T371"><text:s text:c="8"/></text:span><text:span text:style-name="T372">public</text:span><text:span text:style-name="T373"><text:s/></text:span><text:span text:style-name="T374">static</text:span><text:span text:style-name="T375"><text:s/>IWebDriver SupportDriver()</text:span></text:p>
      <text:p text:style-name="P376"><text:s text:c="8"/>{</text:p>
      <text:p text:style-name="P377"><text:span text:style-name="T378"><text:s text:c="12"/></text:span><text:span text:style-name="T379">return</text:span><text:span text:style-name="T380"><text:s/>_driver;</text:span></text:p>
      <text:p text:style-name="P381"><text:s text:c="8"/>}</text:p>
      <text:p text:style-name="P382"><text:s text:c="8"/></text:p>
      <text:p text:style-name="P383"><text:span text:style-name="T384"><text:s text:c="8"/></text:span><text:span text:style-name="T385">public</text:span><text:span text:style-name="T386"><text:s/></text:span><text:span text:style-name="T387">static</text:span><text:span text:style-name="T388"><text:s text:c="2"/></text:span><text:span text:style-name="T389">void</text:span><text:span text:style-name="T390"><text:s/>DisposeDriver()</text:span></text:p>
      <text:p text:style-name="P391"><text:s text:c="8"/>{</text:p>
      <text:p text:style-name="P392"><text:s text:c="12"/>_driver.Dispose();</text:p>
      <text:p text:style-name="P393"><text:s text:c="12"/>_driver.Close();</text:p>
      <text:p text:style-name="P394"><text:s text:c="12"/>_driver.Quit();</text:p>
      <text:p text:style-name="P395"/>
      <text:p text:style-name="P396"><text:s text:c="8"/>}</text:p>
      <text:p text:style-name="P397"><text:span text:style-name="T398"><text:s text:c="8"/></text:span><text:span text:style-name="T399">public</text:span><text:span text:style-name="T400"><text:s/></text:span><text:span text:style-name="T401">static</text:span><text:span text:style-name="T402"><text:s/>IWebDriver LaunchDriver()</text:span></text:p>
      <text:p text:style-name="P403"/>
      <text:p text:style-name="P404"><text:s text:c="8"/>{</text:p>
      <text:p text:style-name="P405"><text:s text:c="12"/>_driver = BrowserFactory.IntializeDriver(AppConfigManager.GetBrowser());</text:p>
      <text:p text:style-name="P406"><text:span text:style-name="T407"><text:s text:c="12"/></text:span><text:span text:style-name="T408">return</text:span><text:span text:style-name="T409"><text:s/>_driver;</text:span></text:p>
      <text:p text:style-name="P410"><text:s text:c="8"/>}</text:p>
      <text:p text:style-name="P411"/>
      <text:p text:style-name="P412"><text:span text:style-name="T413"><text:s text:c="8"/></text:span><text:span text:style-name="T414">public</text:span><text:span text:style-name="T415"><text:s/></text:span><text:span text:style-name="T416">void</text:span><text:span text:style-name="T417"><text:s/>EnterTest(IWebElement e,<text:s/></text:span><text:span text:style-name="T418">string</text:span><text:span text:style-name="T419"><text:s/>text)</text:span></text:p>
      <text:p text:style-name="P420"><text:s text:c="8"/>{</text:p>
      <text:p text:style-name="P421"><text:s text:c="12"/>e.Clear();</text:p>
      <text:p text:style-name="P422"><text:s text:c="12"/>e.SendKeys(text);</text:p>
      <text:soft-page-break/>
      <text:p text:style-name="P423"><text:s text:c="10"/>}</text:p>
      <text:p text:style-name="P424"/>
      <text:p text:style-name="P425"><text:span text:style-name="T426"><text:s text:c="8"/></text:span><text:span text:style-name="T427">public</text:span><text:span text:style-name="T428"><text:s/></text:span><text:span text:style-name="T429">void</text:span><text:span text:style-name="T430"><text:s/>SelectDropDown(IWebElement e,<text:s/></text:span><text:span text:style-name="T431">string</text:span><text:span text:style-name="T432"><text:s/>text)</text:span></text:p>
      <text:p text:style-name="P433"><text:s text:c="8"/>{</text:p>
      <text:p text:style-name="P434"><text:span text:style-name="T435"><text:s text:c="12"/></text:span><text:span text:style-name="T436">var</text:span><text:span text:style-name="T437"><text:s/>selectValue =<text:s/></text:span><text:span text:style-name="T438">new</text:span><text:span text:style-name="T439"><text:s/>SelectElement(e);</text:span></text:p>
      <text:p text:style-name="P440"><text:s text:c="12"/>selectValue.SelectByText(text);</text:p>
      <text:p text:style-name="P441"/>
      <text:p text:style-name="P442"><text:s text:c="8"/>}</text:p>
      <text:p text:style-name="P443"><text:s text:c="4"/>}</text:p>
      <text:p text:style-name="P444">}</text:p>
      <text:p text:style-name="P445"/>
      <text:p text:style-name="P446">Extensions- WebElementExtension</text:p>
      <text:p text:style-name="P447"><text:span text:style-name="T448">using</text:span><text:span text:style-name="T449"><text:s/>System;</text:span></text:p>
      <text:p text:style-name="P450"><text:span text:style-name="T451">using</text:span><text:span text:style-name="T452"><text:s/>System.Collections.Generic;</text:span></text:p>
      <text:p text:style-name="P453"><text:span text:style-name="T454">using</text:span><text:span text:style-name="T455"><text:s/>System.Linq;</text:span></text:p>
      <text:p text:style-name="P456"><text:span text:style-name="T457">using</text:span><text:span text:style-name="T458"><text:s/>System.Text;</text:span></text:p>
      <text:p text:style-name="P459"><text:span text:style-name="T460">using</text:span><text:span text:style-name="T461"><text:s/>System.Threading.Tasks;</text:span></text:p>
      <text:p text:style-name="P462"><text:span text:style-name="T463">using</text:span><text:span text:style-name="T464"><text:s/>OpenQA.Selenium;</text:span></text:p>
      <text:p text:style-name="P465"><text:span text:style-name="T466">using</text:span><text:span text:style-name="T467"><text:s/>OpenQA.Selenium.Support.UI;</text:span></text:p>
      <text:p text:style-name="P468"><text:span text:style-name="T469">using</text:span><text:span text:style-name="T470"><text:s/>UnitTestProject18.Core;</text:span></text:p>
      <text:p text:style-name="P471"><text:span text:style-name="T472">namespace</text:span><text:span text:style-name="T473"><text:s/>UnitTestProject18.Extensions</text:span></text:p>
      <text:p text:style-name="P474">{</text:p>
      <text:p text:style-name="P475"><text:span text:style-name="T476"><text:s text:c="4"/></text:span><text:span text:style-name="T477">public</text:span><text:span text:style-name="T478"><text:s/></text:span><text:span text:style-name="T479">static</text:span><text:span text:style-name="T480"><text:s/></text:span><text:span text:style-name="T481">class</text:span><text:span text:style-name="T482"><text:s/></text:span><text:span text:style-name="T483">WebElementExtension</text:span></text:p>
      <text:p text:style-name="P484"><text:s text:c="4"/>{</text:p>
      <text:p text:style-name="P485"><text:span text:style-name="T486"><text:s text:c="8"/></text:span><text:span text:style-name="T487">public</text:span><text:span text:style-name="T488"><text:s/></text:span><text:span text:style-name="T489">static</text:span><text:span text:style-name="T490"><text:s/></text:span><text:span text:style-name="T491">void</text:span><text:span text:style-name="T492"><text:s/>ClickElement(</text:span><text:span text:style-name="T493">this</text:span><text:span text:style-name="T494"><text:s/>IWebElement e)</text:span></text:p>
      <text:p text:style-name="P495"><text:s text:c="8"/>{</text:p>
      <text:p text:style-name="P496"><text:s text:c="12"/>e.Click();</text:p>
      <text:p text:style-name="P497"><text:s text:c="8"/>}</text:p>
      <text:p text:style-name="P498"/>
      <text:p text:style-name="P499"><text:span text:style-name="T500"><text:s text:c="8"/></text:span><text:span text:style-name="T501">public</text:span><text:span text:style-name="T502"><text:s/></text:span><text:span text:style-name="T503">static</text:span><text:span text:style-name="T504"><text:s/></text:span><text:span text:style-name="T505">void</text:span><text:span text:style-name="T506"><text:s text:c="2"/>WaitUntilDisplayed(</text:span><text:span text:style-name="T507">this</text:span><text:span text:style-name="T508"><text:s/>IWebElement e)</text:span></text:p>
      <text:p text:style-name="P509"><text:s text:c="8"/>{</text:p>
      <text:p text:style-name="P510"/>
      <text:p text:style-name="P511"><text:span text:style-name="T512"><text:s text:c="12"/></text:span><text:span text:style-name="T513">var</text:span><text:span text:style-name="T514"><text:s/>driver = WebDriverSupport.SupportDriver();</text:span></text:p>
      <text:p text:style-name="P515"><text:span text:style-name="T516"><text:s text:c="12"/></text:span><text:span text:style-name="T517">var</text:span><text:span text:style-name="T518"><text:s/>isClickableWait =<text:s/></text:span><text:span text:style-name="T519">new</text:span><text:span text:style-name="T520"><text:s/>WebDriverWait(driver, TimeSpan.FromSeconds(15));</text:span></text:p>
      <text:p text:style-name="P521"/>
      <text:p text:style-name="P522"><text:s text:c="12"/>isClickableWait.Until(ExpectedConditions.ElementToBeClickable(e));</text:p>
      <text:p text:style-name="P523"/>
      <text:p text:style-name="P524"><text:s text:c="12"/>e.Click();</text:p>
      <text:p text:style-name="P525"><text:s text:c="8"/>}</text:p>
      <text:p text:style-name="P526"><text:s text:c="6"/>}</text:p>
      <text:p text:style-name="P527">}</text:p>
      <text:p text:style-name="P528"/>
      <text:p text:style-name="P529"/>
      <text:p text:style-name="P530">Pages-BasePage</text:p>
      <text:p text:style-name="P531"/>
      <text:p text:style-name="P532"/>
      <text:p text:style-name="P533"><text:span text:style-name="T534">using</text:span><text:span text:style-name="T535"><text:s/>System;</text:span></text:p>
      <text:p text:style-name="P536"><text:span text:style-name="T537">using</text:span><text:span text:style-name="T538"><text:s/>System.Collections.Generic;</text:span></text:p>
      <text:p text:style-name="P539"><text:span text:style-name="T540">using</text:span><text:span text:style-name="T541"><text:s/>System.Linq;</text:span></text:p>
      <text:p text:style-name="P542"><text:span text:style-name="T543">using</text:span><text:span text:style-name="T544"><text:s/>System.Text;</text:span></text:p>
      <text:p text:style-name="P545"><text:span text:style-name="T546">using</text:span><text:span text:style-name="T547"><text:s/>System.Threading.Tasks;</text:span></text:p>
      <text:p text:style-name="P548"><text:span text:style-name="T549">using</text:span><text:span text:style-name="T550"><text:s/>OpenQA.Selenium;</text:span></text:p>
      <text:p text:style-name="P551"><text:span text:style-name="T552">using</text:span><text:span text:style-name="T553"><text:s/>SeleniumExtras.PageObjects;</text:span></text:p>
      <text:p text:style-name="P554"><text:span text:style-name="T555">using</text:span><text:span text:style-name="T556"><text:s/>UnitTestProject18.Core;</text:span></text:p>
      <text:p text:style-name="P557"/>
      <text:p text:style-name="P558"><text:span text:style-name="T559">namespace</text:span><text:span text:style-name="T560"><text:s/>UnitTestProject18.Pages</text:span></text:p>
      <text:p text:style-name="P561">{</text:p>
      <text:p text:style-name="P562"><text:span text:style-name="T563"><text:s text:c="3"/></text:span><text:span text:style-name="T564">public</text:span><text:span text:style-name="T565"><text:s text:c="2"/></text:span><text:span text:style-name="T566">class</text:span><text:span text:style-name="T567"><text:s/></text:span><text:span text:style-name="T568">BasePage</text:span></text:p>
      <text:p text:style-name="P569"><text:s text:c="4"/>{</text:p>
      <text:p text:style-name="P570"><text:span text:style-name="T571"><text:s text:c="8"/></text:span><text:span text:style-name="T572">private</text:span><text:span text:style-name="T573"><text:s/>IWebDriver _driver;</text:span></text:p>
      <text:soft-page-break/>
      <text:p text:style-name="P574"><text:span text:style-name="T575"><text:s text:c="8"/></text:span><text:span text:style-name="T576">public</text:span><text:span text:style-name="T577"><text:s/></text:span><text:span text:style-name="T578">BasePage</text:span><text:span text:style-name="T579">(IWebDriver driver)</text:span></text:p>
      <text:p text:style-name="P580"><text:s text:c="8"/>{</text:p>
      <text:p text:style-name="P581"><text:s text:c="12"/>_driver = driver;</text:p>
      <text:p text:style-name="P582"><text:s text:c="8"/>}</text:p>
      <text:p text:style-name="P583"><text:span text:style-name="T584"><text:s text:c="8"/></text:span><text:span text:style-name="T585">public</text:span><text:span text:style-name="T586"><text:s/>Tpage GetPage&lt;</text:span><text:span text:style-name="T587">Tpage</text:span><text:span text:style-name="T588">&gt;(IWebDriver driver)<text:s/></text:span><text:span text:style-name="T589">where</text:span><text:span text:style-name="T590"><text:s/>Tpage :<text:s/></text:span><text:span text:style-name="T591">new</text:span><text:span text:style-name="T592">()</text:span></text:p>
      <text:p text:style-name="P593"><text:s text:c="8"/>{</text:p>
      <text:p text:style-name="P594"><text:span text:style-name="T595"><text:s text:c="12"/></text:span><text:span text:style-name="T596">if</text:span><text:span text:style-name="T597">(_driver==</text:span><text:span text:style-name="T598">null</text:span><text:span text:style-name="T599">)</text:span></text:p>
      <text:p text:style-name="P600"><text:s text:c="12"/>{</text:p>
      <text:p text:style-name="P601"><text:s text:c="16"/>_driver = driver;</text:p>
      <text:p text:style-name="P602"><text:s text:c="12"/>}</text:p>
      <text:p text:style-name="P603"><text:span text:style-name="T604"><text:s text:c="12"/></text:span><text:span text:style-name="T605">var</text:span><text:span text:style-name="T606"><text:s/>pageInstance =<text:s/></text:span><text:span text:style-name="T607">new</text:span><text:span text:style-name="T608"><text:s/>Tpage();</text:span></text:p>
      <text:p text:style-name="P609"><text:s text:c="12"/>PageFactory.InitElements(driver, pageInstance);</text:p>
      <text:p text:style-name="P610"><text:span text:style-name="T611"><text:s text:c="12"/></text:span><text:span text:style-name="T612">return</text:span><text:span text:style-name="T613"><text:s/>pageInstance;</text:span></text:p>
      <text:p text:style-name="P614"><text:s text:c="8"/>}</text:p>
      <text:p text:style-name="P615"/>
      <text:p text:style-name="P616"><text:span text:style-name="T617"><text:s text:c="8"/></text:span><text:span text:style-name="T618">public</text:span><text:span text:style-name="T619"><text:s/></text:span><text:span text:style-name="T620">static</text:span><text:span text:style-name="T621"><text:s/></text:span><text:span text:style-name="T622">void</text:span><text:span text:style-name="T623"><text:s/>LaunchUrl(</text:span><text:span text:style-name="T624">string</text:span><text:span text:style-name="T625"><text:s/>url)</text:span></text:p>
      <text:p text:style-name="P626"><text:s text:c="8"/>{</text:p>
      <text:p text:style-name="P627"><text:s text:c="12"/>WebDriverSupport.SupportDriver().Navigate().GoToUrl(url);</text:p>
      <text:p text:style-name="P628"/>
      <text:p text:style-name="P629"><text:s text:c="8"/>}</text:p>
      <text:p text:style-name="P630"><text:s text:c="4"/>}</text:p>
      <text:p text:style-name="P631">}</text:p>
      <text:p text:style-name="P632"/>
      <text:p text:style-name="P633"/>
      <text:p text:style-name="P634"/>
      <text:p text:style-name="P635"/>
      <text:p text:style-name="P636">Pages-PAgeObjectFactory</text:p>
      <text:p text:style-name="P637"/>
      <text:p text:style-name="P638"><text:span text:style-name="T639">using</text:span><text:span text:style-name="T640"><text:s/>System;</text:span></text:p>
      <text:p text:style-name="P641"><text:span text:style-name="T642">using</text:span><text:span text:style-name="T643"><text:s/>System.Collections.Generic;</text:span></text:p>
      <text:p text:style-name="P644"><text:span text:style-name="T645">using</text:span><text:span text:style-name="T646"><text:s/>System.Linq;</text:span></text:p>
      <text:p text:style-name="P647"><text:span text:style-name="T648">using</text:span><text:span text:style-name="T649"><text:s/>System.Text;</text:span></text:p>
      <text:p text:style-name="P650"><text:span text:style-name="T651">using</text:span><text:span text:style-name="T652"><text:s/>System.Threading.Tasks;</text:span></text:p>
      <text:p text:style-name="P653"><text:span text:style-name="T654">using</text:span><text:span text:style-name="T655"><text:s/>OpenQA.Selenium;</text:span></text:p>
      <text:p text:style-name="P656"/>
      <text:p text:style-name="P657"><text:span text:style-name="T658">namespace</text:span><text:span text:style-name="T659"><text:s/>UnitTestProject18.Pages</text:span></text:p>
      <text:p text:style-name="P660">{</text:p>
      <text:p text:style-name="P661"><text:span text:style-name="T662"><text:s text:c="3"/></text:span><text:span text:style-name="T663">public</text:span><text:span text:style-name="T664"><text:s/></text:span><text:span text:style-name="T665">class</text:span><text:span text:style-name="T666"><text:s/></text:span><text:span text:style-name="T667">PageObjectFactory</text:span></text:p>
      <text:p text:style-name="P668"><text:s text:c="4"/>{</text:p>
      <text:p text:style-name="P669"><text:span text:style-name="T670"><text:s text:c="8"/></text:span><text:span text:style-name="T671">private</text:span><text:span text:style-name="T672"><text:s/>IWebDriver _driver;</text:span></text:p>
      <text:p text:style-name="P673"><text:span text:style-name="T674"><text:s text:c="8"/></text:span><text:span text:style-name="T675">private</text:span><text:span text:style-name="T676"><text:s/>BasePage _basePage;</text:span></text:p>
      <text:p text:style-name="P677"><text:span text:style-name="T678"><text:s text:c="8"/></text:span><text:span text:style-name="T679">public</text:span><text:span text:style-name="T680"><text:s/></text:span><text:span text:style-name="T681">PageObjectFactory</text:span><text:span text:style-name="T682">(IWebDriver driver, BasePage basePage)</text:span></text:p>
      <text:p text:style-name="P683"><text:s text:c="8"/>{</text:p>
      <text:p text:style-name="P684"><text:s text:c="12"/>_driver = driver;</text:p>
      <text:p text:style-name="P685"><text:s text:c="12"/>_basePage = basePage;</text:p>
      <text:p text:style-name="P686"><text:s text:c="8"/>}</text:p>
      <text:p text:style-name="P687"/>
      <text:p text:style-name="P688"><text:span text:style-name="T689"><text:s text:c="8"/></text:span><text:span text:style-name="T690">public</text:span><text:span text:style-name="T691"><text:s/>HomePage HomePage()</text:span></text:p>
      <text:p text:style-name="P692"><text:s text:c="8"/>{</text:p>
      <text:p text:style-name="P693"><text:span text:style-name="T694"><text:s text:c="12"/></text:span><text:span text:style-name="T695">return</text:span><text:span text:style-name="T696"><text:s/>_basePage.GetPage&lt;HomePage&gt;(_driver);</text:span></text:p>
      <text:p text:style-name="P697"><text:s text:c="8"/>}</text:p>
      <text:p text:style-name="P698"><text:span text:style-name="T699"><text:s text:c="8"/></text:span><text:span text:style-name="T700">public</text:span><text:span text:style-name="T701"><text:s/>RegistrationPage RegistrationPage()</text:span></text:p>
      <text:p text:style-name="P702"><text:s text:c="8"/>{</text:p>
      <text:p text:style-name="P703"><text:span text:style-name="T704"><text:s text:c="12"/></text:span><text:span text:style-name="T705">return</text:span><text:span text:style-name="T706"><text:s/>_basePage.GetPage&lt;RegistrationPage&gt;(_driver);</text:span></text:p>
      <text:p text:style-name="P707"><text:s text:c="8"/>}</text:p>
      <text:p text:style-name="P708"/>
      <text:p text:style-name="P709"><text:s text:c="4"/>}</text:p>
      <text:p text:style-name="P710">}</text:p>
      <text:p text:style-name="P711"/>
      <text:p text:style-name="P712"/>
      <text:p text:style-name="P713">Pages-HomePage</text:p>
      <text:p text:style-name="P714"/>
      <text:soft-page-break/>
      <text:p text:style-name="P715"><text:span text:style-name="T716">using</text:span><text:span text:style-name="T717"><text:s/>OpenQA.Selenium;</text:span></text:p>
      <text:p text:style-name="P718"><text:span text:style-name="T719">using</text:span><text:span text:style-name="T720"><text:s/>UnitTestProject18.Core;</text:span></text:p>
      <text:p text:style-name="P721"><text:span text:style-name="T722">using</text:span><text:span text:style-name="T723"><text:s/>SeleniumExtras.PageObjects;</text:span></text:p>
      <text:p text:style-name="P724"><text:span text:style-name="T725">using</text:span><text:span text:style-name="T726"><text:s/>UnitTestProject18.Extensions;</text:span></text:p>
      <text:p text:style-name="P727"/>
      <text:p text:style-name="P728"><text:span text:style-name="T729">namespace</text:span><text:span text:style-name="T730"><text:s/>UnitTestProject18.Pages</text:span></text:p>
      <text:p text:style-name="P731">{</text:p>
      <text:p text:style-name="P732"><text:span text:style-name="T733"><text:s text:c="3"/></text:span><text:span text:style-name="T734">public</text:span><text:span text:style-name="T735"><text:s/></text:span><text:span text:style-name="T736">class</text:span><text:span text:style-name="T737"><text:s/></text:span><text:span text:style-name="T738">HomePage</text:span></text:p>
      <text:p text:style-name="P739"><text:s text:c="4"/>{</text:p>
      <text:p text:style-name="P740"><text:span text:style-name="T741"><text:s text:c="8"/></text:span><text:span text:style-name="T742">#region</text:span><text:span text:style-name="T743"><text:s/>HomePage</text:span></text:p>
      <text:p text:style-name="P744"><text:span text:style-name="T745"><text:s text:c="8"/></text:span><text:span text:style-name="T746">protected</text:span><text:span text:style-name="T747"><text:s/>WebDriverSupport _driverSupport =<text:s/></text:span><text:span text:style-name="T748">new</text:span><text:span text:style-name="T749"><text:s/>WebDriverSupport();</text:span></text:p>
      <text:p text:style-name="P750"><text:span text:style-name="T751"><text:s text:c="8"/>[FindsBy(How =How.XPath,Using =<text:s/></text:span><text:span text:style-name="T752">"//a[text() = 'LOG IN']"</text:span><text:span text:style-name="T753">)]</text:span></text:p>
      <text:p text:style-name="P754"><text:span text:style-name="T755"><text:s text:c="8"/></text:span><text:span text:style-name="T756">private</text:span><text:span text:style-name="T757"><text:s/>IWebElement LoginButton {<text:s/></text:span><text:span text:style-name="T758">get</text:span><text:span text:style-name="T759">;<text:s/></text:span><text:span text:style-name="T760">set</text:span><text:span text:style-name="T761">; }</text:span></text:p>
      <text:p text:style-name="P762"/>
      <text:p text:style-name="P763"><text:span text:style-name="T764"><text:s text:c="8"/></text:span><text:span text:style-name="T765">#endregion</text:span></text:p>
      <text:p text:style-name="P766"/>
      <text:p text:style-name="P767"><text:span text:style-name="T768"><text:s text:c="8"/></text:span><text:span text:style-name="T769">#region</text:span><text:span text:style-name="T770"><text:s/>PageActions</text:span></text:p>
      <text:p text:style-name="P771"><text:span text:style-name="T772"><text:s text:c="8"/></text:span><text:span text:style-name="T773">public</text:span><text:span text:style-name="T774"><text:s/></text:span><text:span text:style-name="T775">void</text:span><text:span text:style-name="T776"><text:s/>Login()</text:span></text:p>
      <text:p text:style-name="P777"><text:s text:c="8"/>{</text:p>
      <text:p text:style-name="P778"><text:s text:c="12"/>LoginButton.ClickElement();</text:p>
      <text:p text:style-name="P779"><text:s text:c="8"/>}</text:p>
      <text:p text:style-name="P780"><text:span text:style-name="T781"><text:s text:c="8"/></text:span><text:span text:style-name="T782">#endregion</text:span></text:p>
      <text:p text:style-name="P783"><text:s text:c="4"/>}</text:p>
      <text:p text:style-name="P784">}</text:p>
      <text:p text:style-name="P785"/>
      <text:p text:style-name="P786"/>
      <text:p text:style-name="P787"/>
      <text:p text:style-name="P788"/>
      <text:p text:style-name="P789"/>
      <text:p text:style-name="P790"/>
      <text:p text:style-name="P791"/>
      <text:p text:style-name="P792"/>
      <text:p text:style-name="P793"/>
      <text:p text:style-name="P794"/>
      <text:p text:style-name="P795"/>
      <text:p text:style-name="P796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uely Saseendran (HugHub)</meta:initial-creator>
    <dc:creator>Tuely Saseendran (HugHub)</dc:creator>
    <meta:creation-date>2019-11-11T15:19:00Z</meta:creation-date>
    <dc:date>2019-11-19T16:46:00Z</dc:date>
    <meta:template xlink:href="Normal" xlink:type="simple"/>
    <meta:editing-cycles>32</meta:editing-cycles>
    <meta:editing-duration>PT5520S</meta:editing-duration>
    <meta:document-statistic meta:page-count="6" meta:paragraph-count="13" meta:word-count="997" meta:character-count="6670" meta:row-count="47" meta:non-whitespace-character-count="5686"/>
  </office:meta>
</office:document-meta>
</file>